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f81" officeooo:paragraph-rsid="000bbf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toelectric effect</text:p>
      <text:p text:style-name="P1"/>
      <text:p text:style-name="P1">When a metal surface is exposed to a (monochromatic) electromagnetic wave of short wavelength (and high frequency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54:32.285397947</meta:creation-date>
    <dc:date>2023-05-24T11:55:52.656823974</dc:date>
    <meta:editing-duration>PT1M20S</meta:editing-duration>
    <meta:editing-cycles>1</meta:editing-cycles>
    <meta:document-statistic meta:table-count="0" meta:image-count="0" meta:object-count="0" meta:page-count="1" meta:paragraph-count="2" meta:word-count="19" meta:character-count="134" meta:non-whitespace-character-count="117"/>
    <meta:generator>LibreOffice/7.3.7.2$Linux_X86_64 LibreOffice_project/30$Build-2</meta:generator>
  </office:meta>
</office:document-meta>
</file>